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0.762cm">
          <draw:text-box>
            <text:p text:style-name="P1"><text:span text:style-name="T1">Old Testament</text:span></text:p>
            <text:p text:style-name="P1"><text:span text:style-name="T2">Jonah 3:1–5, 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6.604cm" svg:x="1.778cm" svg:y="0.762cm">
          <draw:text-box>
            <text:p text:style-name="P4"><text:span text:style-name="T3">1</text:span><text:span text:style-name="T4">Then the word of the LORD came to Jonah the second time, saying, </text:span><text:span text:style-name="T3">2</text:span><text:span text:style-name="T4">“Arise, go to Nineveh, that great city, and call out against it the message that I tell you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4.892cm" svg:height="6.604cm" svg:x="1.524cm" svg:y="0.762cm">
          <draw:text-box>
            <text:p text:style-name="P4"><text:span text:style-name="T3">3</text:span><text:span text:style-name="T4">So Jonah arose and went to Nineveh, according to the word of the LORD.</text:span></text:p>
            <text:p text:style-name="P4"><text:span text:style-name="T4">Now Nineveh was an exceedingly great city, three days’ journey in breadth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5" draw:layer="layout" svg:width="24.892cm" svg:height="9.269cm" svg:x="1.564cm" svg:y="0.751cm">
          <draw:text-box>
            <text:p text:style-name="P6"><text:span text:style-name="T3">4</text:span><text:span text:style-name="T4">Jonah began to go into the city, going a day’s journey. And he called out, “Yet forty days, and Nineveh shall be overthrown!” </text:span><text:span text:style-name="T3">5</text:span><text:span text:style-name="T4">And the people of Nineveh believed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5" draw:layer="layout" svg:width="25.146cm" svg:height="3.556cm" svg:x="1.524cm" svg:y="0.762cm">
          <draw:text-box>
            <text:p text:style-name="P6"><text:span text:style-name="T4">They called for a fast and put on sackcloth, from the greatest of them to the least of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5" draw:layer="layout" svg:width="25.146cm" svg:height="6.263cm" svg:x="1.27cm" svg:y="0.762cm">
          <draw:text-box>
            <text:p text:style-name="P4"><text:span text:style-name="T3"><text:s/></text:span><text:span text:style-name="T3">10</text:span><text:span text:style-name="T4">When God saw what they did, how they turned from their evil way, God relented of the disaster that he had said he would do to them, and he did</text:span><text:span text:style-name="T5"> not do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6:31:39.817000000</meta:creation-date>
    <dc:title>Hymn template</dc:title>
    <meta:editing-duration>PT13M18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18T20:58:15.211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1-21T16:31:39.521000000"/>
  </office:meta>
</office:document-meta>
</file>